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f1f1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Number of Transformers</text:p>
          </table:table-cell>
          <table:table-cell table:style-name="ce1" office:value-type="string" calcext:value-type="string">
            <text:p>Overall Coil Number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Number Of Turn</text:p>
          </table:table-cell>
          <table:table-cell table:style-name="ce1" office:value-type="string" calcext:value-type="string">
            <text:p>Cooling Duct</text:p>
          </table:table-cell>
          <table:table-cell table:style-name="ce1" office:value-type="string" calcext:value-type="string">
            <text:p>Winding Height</text:p>
          </table:table-cell>
          <table:table-cell table:style-name="ce1" office:value-type="string" calcext:value-type="string">
            <text:p>Number Of Layers</text:p>
          </table:table-cell>
          <table:table-cell table:style-name="ce1" office:value-type="string" calcext:value-type="string">
            <text:p>Wire Widhth</text:p>
          </table:table-cell>
          <table:table-cell table:style-name="ce9" office:value-type="string" calcext:value-type="string">
            <text:p>Wire Thickness</text:p>
          </table:table-cell>
          <table:table-cell table:style-name="ce11" office:value-type="string" calcext:value-type="string">
            <text:p>Wire Typ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50" calcext:value-type="float">
            <text:p>12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1.9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50" calcext:value-type="float">
            <text:p>12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1.9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50" calcext:value-type="float">
            <text:p>12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1.9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1.9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570" calcext:value-type="float">
            <text:p>570</text:p>
          </table:table-cell>
          <table:table-cell office:value-type="string" calcext:value-type="string">
            <text:p>1.9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9.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35" calcext:value-type="float">
            <text:p>53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510" calcext:value-type="float">
            <text:p>510</text:p>
          </table:table-cell>
          <table:table-cell office:value-type="string" calcext:value-type="string">
            <text:p>1.8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4.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00" calcext:value-type="float">
            <text:p>13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70" calcext:value-type="float">
            <text:p>570</text:p>
          </table:table-cell>
          <table:table-cell office:value-type="string" calcext:value-type="string">
            <text:p>1.8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0.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55" calcext:value-type="float">
            <text:p>555</text:p>
          </table:table-cell>
          <table:table-cell office:value-type="string" calcext:value-type="string">
            <text:p>1.8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0.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75" calcext:value-type="float">
            <text:p>575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545" calcext:value-type="float">
            <text:p>545</text:p>
          </table:table-cell>
          <table:table-cell office:value-type="string" calcext:value-type="string">
            <text:p>1.6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6.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530" calcext:value-type="float">
            <text:p>530</text:p>
          </table:table-cell>
          <table:table-cell office:value-type="string" calcext:value-type="string">
            <text:p>1.7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75.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510" calcext:value-type="float">
            <text:p>510</text:p>
          </table:table-cell>
          <table:table-cell office:value-type="string" calcext:value-type="string">
            <text:p>1.6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55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505" calcext:value-type="float">
            <text:p>505</text:p>
          </table:table-cell>
          <table:table-cell office:value-type="string" calcext:value-type="string">
            <text:p>1.6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35.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560" calcext:value-type="float">
            <text:p>560</text:p>
          </table:table-cell>
          <table:table-cell office:value-type="string" calcext:value-type="string">
            <text:p>1.7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6.8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00" calcext:value-type="float">
            <text:p>500</text:p>
          </table:table-cell>
          <table:table-cell table:style-name="ce10" office:value-type="string" calcext:value-type="string">
            <text:p>0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490" calcext:value-type="float">
            <text:p>490</text:p>
          </table:table-cell>
          <table:table-cell office:value-type="string" calcext:value-type="string">
            <text:p>0.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50" calcext:value-type="float">
            <text:p>6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510" calcext:value-type="float">
            <text:p>510</text:p>
          </table:table-cell>
          <table:table-cell office:value-type="string" calcext:value-type="string">
            <text:p>0.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60" calcext:value-type="float">
            <text:p>66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515" calcext:value-type="float">
            <text:p>515</text:p>
          </table:table-cell>
          <table:table-cell office:value-type="string" calcext:value-type="string">
            <text:p>0.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525" calcext:value-type="float">
            <text:p>5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39.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80" calcext:value-type="float">
            <text:p>68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0.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4.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490" calcext:value-type="float">
            <text:p>490</text:p>
          </table:table-cell>
          <table:table-cell office:value-type="string" calcext:value-type="string">
            <text:p>0.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80" calcext:value-type="float">
            <text:p>68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0.9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525" calcext:value-type="float">
            <text:p>5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35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0" calcext:value-type="float">
            <text:p>6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75.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7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8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80" calcext:value-type="float">
            <text:p>58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465" calcext:value-type="float">
            <text:p>465</text:p>
          </table:table-cell>
          <table:table-cell office:value-type="string" calcext:value-type="string">
            <text:p>0.7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6.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435" calcext:value-type="float">
            <text:p>435</text:p>
          </table:table-cell>
          <table:table-cell office:value-type="string" calcext:value-type="string">
            <text:p>0.6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90" calcext:value-type="float">
            <text:p>49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3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90" calcext:value-type="float">
            <text:p>49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3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475" calcext:value-type="float">
            <text:p>475</text:p>
          </table:table-cell>
          <table:table-cell office:value-type="string" calcext:value-type="string">
            <text:p>0.3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0" calcext:value-type="float">
            <text:p>63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string" calcext:value-type="string">
            <text:p>0.4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90" calcext:value-type="float">
            <text:p>49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3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2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3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2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90" calcext:value-type="float">
            <text:p>490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3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6.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455" calcext:value-type="float">
            <text:p>455</text:p>
          </table:table-cell>
          <table:table-cell office:value-type="string" calcext:value-type="string">
            <text:p>0.4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43.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3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4.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0.3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1.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40" calcext:value-type="float">
            <text:p>64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87" calcext:value-type="float">
            <text:p>487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460" calcext:value-type="float">
            <text:p>460</text:p>
          </table:table-cell>
          <table:table-cell office:value-type="string" calcext:value-type="string">
            <text:p>0.3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8.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4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10" calcext:value-type="float">
            <text:p>61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510" calcext:value-type="float">
            <text:p>510</text:p>
          </table:table-cell>
          <table:table-cell office:value-type="string" calcext:value-type="string">
            <text:p>0.5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35.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0" calcext:value-type="float">
            <text:p>62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0.6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820" calcext:value-type="float">
            <text:p>820</text:p>
          </table:table-cell>
          <table:table-cell office:value-type="string" calcext:value-type="string">
            <text:p>0.2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820" calcext:value-type="float">
            <text:p>820</text:p>
          </table:table-cell>
          <table:table-cell office:value-type="string" calcext:value-type="string">
            <text:p>0.2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820" calcext:value-type="float">
            <text:p>820</text:p>
          </table:table-cell>
          <table:table-cell office:value-type="string" calcext:value-type="string">
            <text:p>0.2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830" calcext:value-type="float">
            <text:p>830</text:p>
          </table:table-cell>
          <table:table-cell office:value-type="string" calcext:value-type="string">
            <text:p>0.2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3.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820" calcext:value-type="float">
            <text:p>820</text:p>
          </table:table-cell>
          <table:table-cell office:value-type="string" calcext:value-type="string">
            <text:p>0.2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9.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50" calcext:value-type="float">
            <text:p>125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30" calcext:value-type="float">
            <text:p>830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810" calcext:value-type="float">
            <text:p>810</text:p>
          </table:table-cell>
          <table:table-cell office:value-type="string" calcext:value-type="string">
            <text:p>0.3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4.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00" calcext:value-type="float">
            <text:p>14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840" calcext:value-type="float">
            <text:p>840</text:p>
          </table:table-cell>
          <table:table-cell office:value-type="string" calcext:value-type="string">
            <text:p>0.3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5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840" calcext:value-type="float">
            <text:p>840</text:p>
          </table:table-cell>
          <table:table-cell office:value-type="string" calcext:value-type="string">
            <text:p>0.4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9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250" calcext:value-type="float">
            <text:p>125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820" calcext:value-type="float">
            <text:p>820</text:p>
          </table:table-cell>
          <table:table-cell office:value-type="string" calcext:value-type="string">
            <text:p>0.3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51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815" calcext:value-type="float">
            <text:p>815</text:p>
          </table:table-cell>
          <table:table-cell office:value-type="string" calcext:value-type="string">
            <text:p>0.3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63.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820" calcext:value-type="float">
            <text:p>820</text:p>
          </table:table-cell>
          <table:table-cell office:value-type="string" calcext:value-type="string">
            <text:p>0.3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87.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815" calcext:value-type="float">
            <text:p>815</text:p>
          </table:table-cell>
          <table:table-cell office:value-type="string" calcext:value-type="string">
            <text:p>0.3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820" calcext:value-type="float">
            <text:p>820</text:p>
          </table:table-cell>
          <table:table-cell office:value-type="string" calcext:value-type="string">
            <text:p>0.4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2.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495" calcext:value-type="float">
            <text:p>495</text:p>
          </table:table-cell>
          <table:table-cell office:value-type="string" calcext:value-type="string">
            <text:p>0.6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495" calcext:value-type="float">
            <text:p>495</text:p>
          </table:table-cell>
          <table:table-cell office:value-type="string" calcext:value-type="string">
            <text:p>0.6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495" calcext:value-type="float">
            <text:p>495</text:p>
          </table:table-cell>
          <table:table-cell office:value-type="string" calcext:value-type="string">
            <text:p>0.6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5" calcext:value-type="float">
            <text:p>4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0.6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33.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530" calcext:value-type="float">
            <text:p>530</text:p>
          </table:table-cell>
          <table:table-cell office:value-type="string" calcext:value-type="string">
            <text:p>0.7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4.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540" calcext:value-type="float">
            <text:p>540</text:p>
          </table:table-cell>
          <table:table-cell office:value-type="string" calcext:value-type="string">
            <text:p>0.7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41.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550" calcext:value-type="float">
            <text:p>550</text:p>
          </table:table-cell>
          <table:table-cell office:value-type="string" calcext:value-type="string">
            <text:p>0.8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9.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25" calcext:value-type="float">
            <text:p>52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560" calcext:value-type="float">
            <text:p>560</text:p>
          </table:table-cell>
          <table:table-cell office:value-type="string" calcext:value-type="string">
            <text:p>0.6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3.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70" calcext:value-type="float">
            <text:p>570</text:p>
          </table:table-cell>
          <table:table-cell office:value-type="string" calcext:value-type="string">
            <text:p>0.6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36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580" calcext:value-type="float">
            <text:p>580</text:p>
          </table:table-cell>
          <table:table-cell office:value-type="string" calcext:value-type="string">
            <text:p>0.7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590" calcext:value-type="float">
            <text:p>590</text:p>
          </table:table-cell>
          <table:table-cell office:value-type="string" calcext:value-type="string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49.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25" calcext:value-type="float">
            <text:p>62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600" calcext:value-type="float">
            <text:p>600</text:p>
          </table:table-cell>
          <table:table-cell office:value-type="string" calcext:value-type="string">
            <text:p>0.8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8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50" calcext:value-type="float">
            <text:p>65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610" calcext:value-type="float">
            <text:p>610</text:p>
          </table:table-cell>
          <table:table-cell office:value-type="string" calcext:value-type="string">
            <text:p>0.7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44.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70" calcext:value-type="float">
            <text:p>570</text:p>
          </table:table-cell>
          <table:table-cell office:value-type="string" calcext:value-type="string">
            <text:p>1.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70" calcext:value-type="float">
            <text:p>570</text:p>
          </table:table-cell>
          <table:table-cell office:value-type="string" calcext:value-type="string">
            <text:p>1.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75" calcext:value-type="float">
            <text:p>67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5.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75" calcext:value-type="float">
            <text:p>67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1.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7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495" calcext:value-type="float">
            <text:p>495</text:p>
          </table:table-cell>
          <table:table-cell office:value-type="string" calcext:value-type="string">
            <text:p>1.3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3.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485" calcext:value-type="float">
            <text:p>485</text:p>
          </table:table-cell>
          <table:table-cell office:value-type="string" calcext:value-type="string">
            <text:p>1.3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2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5" calcext:value-type="float">
            <text:p>7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1.4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3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1.4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3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505" calcext:value-type="float">
            <text:p>505</text:p>
          </table:table-cell>
          <table:table-cell office:value-type="string" calcext:value-type="string">
            <text:p>1.4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36.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75" calcext:value-type="float">
            <text:p>77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15" calcext:value-type="float">
            <text:p>515</text:p>
          </table:table-cell>
          <table:table-cell office:value-type="string" calcext:value-type="string">
            <text:p>1.5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1.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570" calcext:value-type="float">
            <text:p>570</text:p>
          </table:table-cell>
          <table:table-cell office:value-type="string" calcext:value-type="string">
            <text:p>1.6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3.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580" calcext:value-type="float">
            <text:p>580</text:p>
          </table:table-cell>
          <table:table-cell office:value-type="string" calcext:value-type="string">
            <text:p>1.7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57.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9.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510" calcext:value-type="float">
            <text:p>510</text:p>
          </table:table-cell>
          <table:table-cell office:value-type="string" calcext:value-type="string">
            <text:p>0.9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2.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600" calcext:value-type="float">
            <text:p>600</text:p>
          </table:table-cell>
          <table:table-cell office:value-type="string" calcext:value-type="string">
            <text:p>1.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25" calcext:value-type="float">
            <text:p>82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560" calcext:value-type="float">
            <text:p>560</text:p>
          </table:table-cell>
          <table:table-cell office:value-type="string" calcext:value-type="string">
            <text:p>1.0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4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550" calcext:value-type="float">
            <text:p>550</text:p>
          </table:table-cell>
          <table:table-cell office:value-type="string" calcext:value-type="string">
            <text:p>1.0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7.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515" calcext:value-type="float">
            <text:p>515</text:p>
          </table:table-cell>
          <table:table-cell office:value-type="string" calcext:value-type="string">
            <text:p>0.9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57.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515" calcext:value-type="float">
            <text:p>515</text:p>
          </table:table-cell>
          <table:table-cell office:value-type="string" calcext:value-type="string">
            <text:p>0.9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53.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550" calcext:value-type="float">
            <text:p>550</text:p>
          </table:table-cell>
          <table:table-cell office:value-type="string" calcext:value-type="string">
            <text:p>1.0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74.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20" calcext:value-type="float">
            <text:p>82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560" calcext:value-type="float">
            <text:p>560</text:p>
          </table:table-cell>
          <table:table-cell office:value-type="string" calcext:value-type="string">
            <text:p>1.0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91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75" calcext:value-type="float">
            <text:p>67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505" calcext:value-type="float">
            <text:p>505</text:p>
          </table:table-cell>
          <table:table-cell office:value-type="string" calcext:value-type="string">
            <text:p>0.8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17.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48" calcext:value-type="float">
            <text:p>4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7" calcext:value-type="float">
            <text:p>3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75" calcext:value-type="float">
            <text:p>3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52" calcext:value-type="float">
            <text:p>5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545" calcext:value-type="float">
            <text:p>54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8.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8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575" calcext:value-type="float">
            <text:p>575</text:p>
          </table:table-cell>
          <table:table-cell office:value-type="string" calcext:value-type="string">
            <text:p>0.9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575" calcext:value-type="float">
            <text:p>57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5.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float" office:value="35" calcext:value-type="float">
            <text:p>3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  <table:table-cell office:value-type="float" office:value="45" calcext:value-type="float">
            <text:p>4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float" office:value="660" calcext:value-type="float">
            <text:p>66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00" calcext:value-type="float">
            <text:p>190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55" calcext:value-type="float">
            <text:p>5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1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29" calcext:value-type="float">
            <text:p>2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29" calcext:value-type="float">
            <text:p>2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34" calcext:value-type="float">
            <text:p>3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34" calcext:value-type="float">
            <text:p>3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75" calcext:value-type="float">
            <text:p>5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52" calcext:value-type="float">
            <text:p>5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75" calcext:value-type="float">
            <text:p>5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52" calcext:value-type="float">
            <text:p>5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office:value-type="float" office:value="570" calcext:value-type="float">
            <text:p>57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office:value-type="float" office:value="570" calcext:value-type="float">
            <text:p>57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1.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1.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1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00" calcext:value-type="float">
            <text:p>2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18" calcext:value-type="float">
            <text:p>1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.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00" calcext:value-type="float">
            <text:p>2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18" calcext:value-type="float">
            <text:p>1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.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700" calcext:value-type="float">
            <text:p>27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.4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8.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700" calcext:value-type="float">
            <text:p>27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.4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800" calcext:value-type="float">
            <text:p>28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0.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800" calcext:value-type="float">
            <text:p>28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2.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900" calcext:value-type="float">
            <text:p>29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29" calcext:value-type="float">
            <text:p>2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900" calcext:value-type="float">
            <text:p>29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29" calcext:value-type="float">
            <text:p>2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34" calcext:value-type="float">
            <text:p>3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34" calcext:value-type="float">
            <text:p>3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  <table:table-cell office:value-type="float" office:value="9" calcext:value-type="float">
            <text:p>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8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  <table:table-cell office:value-type="float" office:value="9" calcext:value-type="float">
            <text:p>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  <table:table-cell office:value-type="float" office:value="9" calcext:value-type="float">
            <text:p>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00" calcext:value-type="float">
            <text:p>31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office:value-type="float" office:value="9" calcext:value-type="float">
            <text:p>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50" calcext:value-type="float">
            <text:p>325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00" calcext:value-type="float">
            <text:p>33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office:value-type="float" office:value="15" calcext:value-type="float">
            <text:p>1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350" calcext:value-type="float">
            <text:p>33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375" calcext:value-type="float">
            <text:p>337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400" calcext:value-type="float">
            <text:p>34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office:value-type="float" office:value="20" calcext:value-type="float">
            <text:p>2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285" calcext:value-type="float">
            <text:p>328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.7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68.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275" calcext:value-type="float">
            <text:p>327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  <table:table-cell office:value-type="float" office:value="21" calcext:value-type="float">
            <text:p>2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1.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25" calcext:value-type="float">
            <text:p>425</text:p>
          </table:table-cell>
          <table:table-cell office:value-type="float" office:value="19" calcext:value-type="float">
            <text:p>1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.1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4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57.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5.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250" calcext:value-type="float">
            <text:p>125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21" calcext:value-type="float">
            <text:p>2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.1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70.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2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5.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.3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81.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50" calcext:value-type="float">
            <text:p>135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21" calcext:value-type="float">
            <text:p>2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.2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86.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.4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.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.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.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00" calcext:value-type="float">
            <text:p>17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9" calcext:value-type="float">
            <text:p>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50" calcext:value-type="float">
            <text:p>175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850" calcext:value-type="float">
            <text:p>185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.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00" calcext:value-type="float">
            <text:p>19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float" office:value="31" calcext:value-type="float">
            <text:p>3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.6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00" calcext:value-type="float">
            <text:p>22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00" calcext:value-type="float">
            <text:p>23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00" calcext:value-type="float">
            <text:p>23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50" calcext:value-type="float">
            <text:p>235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00" calcext:value-type="float">
            <text:p>24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24" calcext:value-type="float">
            <text:p>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1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00" calcext:value-type="float">
            <text:p>24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24" calcext:value-type="float">
            <text:p>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1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50" calcext:value-type="float">
            <text:p>24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50" calcext:value-type="float">
            <text:p>26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50" calcext:value-type="float">
            <text:p>26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7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700" calcext:value-type="float">
            <text:p>27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700" calcext:value-type="float">
            <text:p>27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750" calcext:value-type="float">
            <text:p>27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750" calcext:value-type="float">
            <text:p>27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00" calcext:value-type="float">
            <text:p>280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.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00" calcext:value-type="float">
            <text:p>28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7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5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.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.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.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.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10" calcext:value-type="float">
            <text:p>5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.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.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5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.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27" calcext:value-type="float">
            <text:p>2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40" calcext:value-type="float">
            <text:p>54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.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table:style-name="ce5" office:value-type="string" calcext:value-type="string">
            <text:p>0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table:style-name="ce5" office:value-type="string" calcext:value-type="string">
            <text:p>0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0.8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table:style-name="ce5" office:value-type="string" calcext:value-type="string">
            <text:p>0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.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0.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.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table:style-name="ce5"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410" calcext:value-type="float">
            <text:p>4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table:style-name="ce5"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table:style-name="ce5" office:value-type="string" calcext:value-type="string">
            <text:p>0.8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style-name="ce5" office:value-type="string" calcext:value-type="string">
            <text:p>0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style-name="ce5" office:value-type="string" calcext:value-type="string">
            <text:p>0.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table:style-name="ce5" office:value-type="string" calcext:value-type="string">
            <text:p>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table:style-name="ce5"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office:value-type="float" office:value="370" calcext:value-type="float">
            <text:p>370</text:p>
          </table:table-cell>
          <table:table-cell table:style-name="ce5"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5" office:value-type="string" calcext:value-type="string">
            <text:p>0.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620" calcext:value-type="float">
            <text:p>6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float" office:value="380" calcext:value-type="float">
            <text:p>380</text:p>
          </table:table-cell>
          <table:table-cell table:style-name="ce5" office:value-type="string" calcext:value-type="string">
            <text:p>0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.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20" calcext:value-type="float">
            <text:p>6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2.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40" calcext:value-type="float">
            <text:p>64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table:style-name="ce5" office:value-type="string" calcext:value-type="string">
            <text:p>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9.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32" calcext:value-type="float">
            <text:p>32</text:p>
          </table:table-cell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60" calcext:value-type="float">
            <text:p>66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4" calcext:value-type="float">
            <text:p>34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8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2" style:volatile="true">
      <number:text loext:blank-width-char="-"> </number:text>
      <number:fill-character> </number:fill-character>
      <number:text loext:blank-width-char="-4">- TL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0:47:56.353502894</meta:creation-date>
    <dc:date>2025-02-03T10:48:42.880471139</dc:date>
    <meta:editing-duration>PT48S</meta:editing-duration>
    <meta:editing-cycles>1</meta:editing-cycles>
    <meta:document-statistic meta:table-count="1" meta:cell-count="3011" meta:object-count="0"/>
    <meta:generator>LibreOffice/24.2.7.2$Linux_X86_64 LibreOffice_project/420$Build-2</meta:generator>
  </office:meta>
</office:document-meta>
</file>